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2e1" officeooo:paragraph-rsid="0013c2e1"/>
    </style:style>
    <style:style style:name="P2" style:family="paragraph" style:parent-style-name="Standard">
      <style:text-properties fo:font-weight="bold" officeooo:rsid="0013c2e1" officeooo:paragraph-rsid="0013c2e1" style:font-weight-asian="bold" style:font-weight-complex="bold"/>
    </style:style>
    <style:style style:name="P3" style:family="paragraph" style:parent-style-name="Standard">
      <style:text-properties officeooo:rsid="0013c2e1" officeooo:paragraph-rsid="0013c2e1"/>
    </style:style>
    <style:style style:name="T1" style:family="text">
      <style:text-properties officeooo:rsid="00152f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omar</text:p>
      <text:p text:style-name="P1">Armar FROND CRUD usuario y baged de notificaciones</text:p>
      <text:p text:style-name="P1"/>
      <text:p text:style-name="P2">Wladimir</text:p>
      <text:p text:style-name="P1">Armar Escuchas modificar eliminar y insertar</text:p>
      <text:p text:style-name="P1"/>
      <text:p text:style-name="P2">Samuel</text:p>
      <text:p text:style-name="P1">Duplicar server socket de node en gola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3:14:20.929858642</meta:creation-date>
    <meta:editing-duration>PT1M32S</meta:editing-duration>
    <meta:editing-cycles>3</meta:editing-cycles>
    <meta:generator>LibreOffice/6.0.7.3$Linux_X86_64 LibreOffice_project/00m0$Build-3</meta:generator>
    <dc:date>2019-01-15T13:35:21.201655728</dc:date>
    <meta:document-statistic meta:table-count="0" meta:image-count="0" meta:object-count="0" meta:page-count="1" meta:paragraph-count="6" meta:word-count="24" meta:character-count="154" meta:non-whitespace-character-count="136"/>
  </office:meta>
</office:document-meta>
</file>